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e9c9" officeooo:paragraph-rsid="0011e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sdk.rethinkrobotics.com/wiki/API_Reference#tab=Robot_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5:31:50.700833825</dc:date>
    <meta:document-statistic meta:table-count="0" meta:image-count="0" meta:object-count="0" meta:page-count="1" meta:paragraph-count="1" meta:word-count="1" meta:character-count="63" meta:non-whitespace-character-count="63"/>
    <meta:generator>LibreOffice/4.2.8.2$Linux_X86_64 LibreOffice_project/420m0$Build-2</meta:generator>
  </office:meta>
</office:document-meta>
</file>